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0cm" svg:y="46.936cm">
            <draw:object draw:notify-on-update-of-ranges="Sheet1.A1:Sheet1.A1 Sheet1.A2:Sheet1.A101 Sheet1.B1:Sheet1.B1 Sheet1.B2:Sheet1.B10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0cm" svg:y="99.417cm">
            <draw:object draw:notify-on-update-of-ranges="Sheet1.A126:Sheet1.A126 Sheet1.A127:Sheet1.A226 Sheet1.B126:Sheet1.B126 Sheet1.B127:Sheet1.B22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R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3" calcext:value-type="float">
            <text:p>1,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,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.1" calcext:value-type="float">
            <text:p>3,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.3" calcext:value-type="float">
            <text:p>4,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.6" calcext:value-type="float">
            <text:p>4,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.7" calcext:value-type="float">
            <text:p>4,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.9" calcext:value-type="float">
            <text:p>4,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.1" calcext:value-type="float">
            <text:p>5,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.2" calcext:value-type="float">
            <text:p>5,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.3" calcext:value-type="float">
            <text:p>5,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.4" calcext:value-type="float">
            <text:p>5,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.5" calcext:value-type="float">
            <text:p>5,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.6" calcext:value-type="float">
            <text:p>5,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.7" calcext:value-type="float">
            <text:p>5,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.8" calcext:value-type="float">
            <text:p>5,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.9" calcext:value-type="float">
            <text:p>5,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.1" calcext:value-type="float">
            <text:p>6,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.2" calcext:value-type="float">
            <text:p>6,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.3" calcext:value-type="float">
            <text:p>6,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.4" calcext:value-type="float">
            <text:p>6,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.5" calcext:value-type="float">
            <text:p>6,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.6" calcext:value-type="float">
            <text:p>6,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.7" calcext:value-type="float">
            <text:p>6,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.8" calcext:value-type="float">
            <text:p>6,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.9" calcext:value-type="float">
            <text:p>6,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.1" calcext:value-type="float">
            <text:p>7,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.2" calcext:value-type="float">
            <text:p>7,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.3" calcext:value-type="float">
            <text:p>7,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.4" calcext:value-type="float">
            <text:p>7,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.7" calcext:value-type="float">
            <text:p>7,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.8" calcext:value-type="float">
            <text:p>7,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.9" calcext:value-type="float">
            <text:p>7,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.2" calcext:value-type="float">
            <text:p>8,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.3" calcext:value-type="float">
            <text:p>8,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.4" calcext:value-type="float">
            <text:p>8,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.5" calcext:value-type="float">
            <text:p>8,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.9" calcext:value-type="float">
            <text:p>8,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.1" calcext:value-type="float">
            <text:p>9,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.2" calcext:value-type="float">
            <text:p>9,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.3" calcext:value-type="float">
            <text:p>9,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.4" calcext:value-type="float">
            <text:p>9,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.5" calcext:value-type="float">
            <text:p>9,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.6" calcext:value-type="float">
            <text:p>9,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.7" calcext:value-type="float">
            <text:p>9,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.8" calcext:value-type="float">
            <text:p>9,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.9" calcext:value-type="float">
            <text:p>9,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number-rows-repeated="24">
          <table:table-cell table:number-columns-repeated="2"/>
        </table:table-row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G 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1/([.A127]*0.1)" office:value-type="float" office:value="10" calcext:value-type="float">
            <text:p>10,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table:formula="of:=1/([.A128]*0.1)" office:value-type="float" office:value="5" calcext:value-type="float">
            <text:p>5,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table:formula="of:=1/([.A129]*0.1)" office:value-type="float" office:value="3.33333333333333" calcext:value-type="float">
            <text:p>3,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table:formula="of:=1/([.A130]*0.1)" office:value-type="float" office:value="2.5" calcext:value-type="float">
            <text:p>2,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table:formula="of:=1/([.A131]*0.1)" office:value-type="float" office:value="2" calcext:value-type="float">
            <text:p>2,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table:formula="of:=1/([.A132]*0.1)" office:value-type="float" office:value="1.66666666666667" calcext:value-type="float">
            <text:p>1,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table:formula="of:=1/([.A133]*0.1)" office:value-type="float" office:value="1.42857142857143" calcext:value-type="float">
            <text:p>1,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table:formula="of:=1/([.A134]*0.1)" office:value-type="float" office:value="1.25" calcext:value-type="float">
            <text:p>1,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table:formula="of:=1/([.A135]*0.1)" office:value-type="float" office:value="1.11111111111111" calcext:value-type="float">
            <text:p>1,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table:formula="of:=1/([.A136]*0.1)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table:formula="of:=1/([.A137]*0.1)" office:value-type="float" office:value="0.909090909090909" calcext:value-type="float">
            <text:p>0,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table:formula="of:=1/([.A138]*0.1)" office:value-type="float" office:value="0.833333333333333" calcext:value-type="float">
            <text:p>0,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table:formula="of:=1/([.A139]*0.1)" office:value-type="float" office:value="0.769230769230769" calcext:value-type="float">
            <text:p>0,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table:formula="of:=1/([.A140]*0.1)" office:value-type="float" office:value="0.714285714285714" calcext:value-type="float">
            <text:p>0,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table:formula="of:=1/([.A141]*0.1)" office:value-type="float" office:value="0.666666666666667" calcext:value-type="float">
            <text:p>0,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table:formula="of:=1/([.A142]*0.1)" office:value-type="float" office:value="0.625" calcext:value-type="float">
            <text:p>0,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table:formula="of:=1/([.A143]*0.1)" office:value-type="float" office:value="0.588235294117647" calcext:value-type="float">
            <text:p>0,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table:formula="of:=1/([.A144]*0.1)" office:value-type="float" office:value="0.555555555555556" calcext:value-type="float">
            <text:p>0,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table:formula="of:=1/([.A145]*0.1)" office:value-type="float" office:value="0.526315789473684" calcext:value-type="float">
            <text:p>0,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table:formula="of:=1/([.A146]*0.1)" office:value-type="float" office:value="0.5" calcext:value-type="float">
            <text:p>0,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table:formula="of:=1/([.A147]*0.1)" office:value-type="float" office:value="0.476190476190476" calcext:value-type="float">
            <text:p>0,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table:formula="of:=1/([.A148]*0.1)" office:value-type="float" office:value="0.454545454545455" calcext:value-type="float">
            <text:p>0,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table:formula="of:=1/([.A149]*0.1)" office:value-type="float" office:value="0.434782608695652" calcext:value-type="float">
            <text:p>0,4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table:formula="of:=1/([.A150]*0.1)" office:value-type="float" office:value="0.416666666666667" calcext:value-type="float">
            <text:p>0,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table:formula="of:=1/([.A151]*0.1)" office:value-type="float" office:value="0.4" calcext:value-type="float">
            <text:p>0,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table:formula="of:=1/([.A152]*0.1)" office:value-type="float" office:value="0.384615384615385" calcext:value-type="float">
            <text:p>0,3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 table:formula="of:=1/([.A153]*0.1)" office:value-type="float" office:value="0.37037037037037" calcext:value-type="float">
            <text:p>0,3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table:formula="of:=1/([.A154]*0.1)" office:value-type="float" office:value="0.357142857142857" calcext:value-type="float">
            <text:p>0,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table:formula="of:=1/([.A155]*0.1)" office:value-type="float" office:value="0.344827586206896" calcext:value-type="float">
            <text:p>0,3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table:formula="of:=1/([.A156]*0.1)" office:value-type="float" office:value="0.333333333333333" calcext:value-type="float">
            <text:p>0,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 table:formula="of:=1/([.A157]*0.1)" office:value-type="float" office:value="0.32258064516129" calcext:value-type="float">
            <text:p>0,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table:formula="of:=1/([.A158]*0.1)" office:value-type="float" office:value="0.3125" calcext:value-type="float">
            <text:p>0,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 table:formula="of:=1/([.A159]*0.1)" office:value-type="float" office:value="0.303030303030303" calcext:value-type="float">
            <text:p>0,3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table:formula="of:=1/([.A160]*0.1)" office:value-type="float" office:value="0.294117647058823" calcext:value-type="float">
            <text:p>0,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table:formula="of:=1/([.A161]*0.1)" office:value-type="float" office:value="0.285714285714286" calcext:value-type="float">
            <text:p>0,2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" table:formula="of:=1/([.A162]*0.1)" office:value-type="float" office:value="0.277777777777778" calcext:value-type="float">
            <text:p>0,2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" table:formula="of:=1/([.A163]*0.1)" office:value-type="float" office:value="0.27027027027027" calcext:value-type="float">
            <text:p>0,2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 table:formula="of:=1/([.A164]*0.1)" office:value-type="float" office:value="0.263157894736842" calcext:value-type="float">
            <text:p>0,2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table:formula="of:=1/([.A165]*0.1)" office:value-type="float" office:value="0.256410256410256" calcext:value-type="float">
            <text:p>0,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table:formula="of:=1/([.A166]*0.1)"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 table:formula="of:=1/([.A167]*0.1)" office:value-type="float" office:value="0.24390243902439" calcext:value-type="float">
            <text:p>0,2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" table:formula="of:=1/([.A168]*0.1)" office:value-type="float" office:value="0.238095238095238" calcext:value-type="float">
            <text:p>0,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" table:formula="of:=1/([.A169]*0.1)" office:value-type="float" office:value="0.232558139534884" calcext:value-type="float">
            <text:p>0,2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" table:formula="of:=1/([.A170]*0.1)" office:value-type="float" office:value="0.227272727272727" calcext:value-type="float">
            <text:p>0,2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 table:formula="of:=1/([.A171]*0.1)" office:value-type="float" office:value="0.222222222222222" calcext:value-type="float">
            <text:p>0,2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" table:formula="of:=1/([.A172]*0.1)" office:value-type="float" office:value="0.217391304347826" calcext:value-type="float">
            <text:p>0,2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" table:formula="of:=1/([.A173]*0.1)" office:value-type="float" office:value="0.212765957446808" calcext:value-type="float">
            <text:p>0,2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" table:formula="of:=1/([.A174]*0.1)" office:value-type="float" office:value="0.208333333333333" calcext:value-type="float">
            <text:p>0,2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" table:formula="of:=1/([.A175]*0.1)" office:value-type="float" office:value="0.204081632653061" calcext:value-type="float">
            <text:p>0,2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table:formula="of:=1/([.A176]*0.1)" office:value-type="float" office:value="0.2" calcext:value-type="float">
            <text:p>0,2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" table:formula="of:=1/([.A177]*0.1)" office:value-type="float" office:value="0.196078431372549" calcext:value-type="float">
            <text:p>0,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" table:formula="of:=1/([.A178]*0.1)" office:value-type="float" office:value="0.192307692307692" calcext:value-type="float">
            <text:p>0,1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" table:formula="of:=1/([.A179]*0.1)" office:value-type="float" office:value="0.188679245283019" calcext:value-type="float">
            <text:p>0,1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" table:formula="of:=1/([.A180]*0.1)" office:value-type="float" office:value="0.185185185185185" calcext:value-type="float">
            <text:p>0,1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" table:formula="of:=1/([.A181]*0.1)" office:value-type="float" office:value="0.181818181818182" calcext:value-type="float">
            <text:p>0,1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" table:formula="of:=1/([.A182]*0.1)" office:value-type="float" office:value="0.178571428571429" calcext:value-type="float">
            <text:p>0,1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" table:formula="of:=1/([.A183]*0.1)" office:value-type="float" office:value="0.175438596491228" calcext:value-type="float">
            <text:p>0,1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" table:formula="of:=1/([.A184]*0.1)" office:value-type="float" office:value="0.172413793103448" calcext:value-type="float">
            <text:p>0,1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" table:formula="of:=1/([.A185]*0.1)" office:value-type="float" office:value="0.169491525423729" calcext:value-type="float">
            <text:p>0,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table:formula="of:=1/([.A186]*0.1)" office:value-type="float" office:value="0.166666666666667" calcext:value-type="float">
            <text:p>0,1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" table:formula="of:=1/([.A187]*0.1)" office:value-type="float" office:value="0.163934426229508" calcext:value-type="float">
            <text:p>0,1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" table:formula="of:=1/([.A188]*0.1)" office:value-type="float" office:value="0.161290322580645" calcext:value-type="float">
            <text:p>0,1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" table:formula="of:=1/([.A189]*0.1)" office:value-type="float" office:value="0.158730158730159" calcext:value-type="float">
            <text:p>0,1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table:formula="of:=1/([.A190]*0.1)" office:value-type="float" office:value="0.15625" calcext:value-type="float">
            <text:p>0,1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" table:formula="of:=1/([.A191]*0.1)" office:value-type="float" office:value="0.153846153846154" calcext:value-type="float">
            <text:p>0,1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" table:formula="of:=1/([.A192]*0.1)" office:value-type="float" office:value="0.151515151515152" calcext:value-type="float">
            <text:p>0,1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" table:formula="of:=1/([.A193]*0.1)" office:value-type="float" office:value="0.149253731343284" calcext:value-type="float">
            <text:p>0,1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" table:formula="of:=1/([.A194]*0.1)" office:value-type="float" office:value="0.147058823529412" calcext:value-type="float">
            <text:p>0,1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" table:formula="of:=1/([.A195]*0.1)" office:value-type="float" office:value="0.144927536231884" calcext:value-type="float">
            <text:p>0,1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 table:formula="of:=1/([.A196]*0.1)" office:value-type="float" office:value="0.142857142857143" calcext:value-type="float">
            <text:p>0,1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" table:formula="of:=1/([.A197]*0.1)" office:value-type="float" office:value="0.140845070422535" calcext:value-type="float">
            <text:p>0,1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" table:formula="of:=1/([.A198]*0.1)" office:value-type="float" office:value="0.138888888888889" calcext:value-type="float">
            <text:p>0,1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" table:formula="of:=1/([.A199]*0.1)" office:value-type="float" office:value="0.136986301369863" calcext:value-type="float">
            <text:p>0,1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" table:formula="of:=1/([.A200]*0.1)" office:value-type="float" office:value="0.135135135135135" calcext:value-type="float">
            <text:p>0,1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 table:formula="of:=1/([.A201]*0.1)" office:value-type="float" office:value="0.133333333333333" calcext:value-type="float">
            <text:p>0,1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" table:formula="of:=1/([.A202]*0.1)" office:value-type="float" office:value="0.131578947368421" calcext:value-type="float">
            <text:p>0,1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" table:formula="of:=1/([.A203]*0.1)" office:value-type="float" office:value="0.12987012987013" calcext:value-type="float">
            <text:p>0,1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" table:formula="of:=1/([.A204]*0.1)" office:value-type="float" office:value="0.128205128205128" calcext:value-type="float">
            <text:p>0,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" table:formula="of:=1/([.A205]*0.1)" office:value-type="float" office:value="0.126582278481013" calcext:value-type="float">
            <text:p>0,1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table:formula="of:=1/([.A206]*0.1)" office:value-type="float" office:value="0.125" calcext:value-type="float">
            <text:p>0,1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" table:formula="of:=1/([.A207]*0.1)" office:value-type="float" office:value="0.123456790123457" calcext:value-type="float">
            <text:p>0,1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" table:formula="of:=1/([.A208]*0.1)" office:value-type="float" office:value="0.121951219512195" calcext:value-type="float">
            <text:p>0,1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" table:formula="of:=1/([.A209]*0.1)" office:value-type="float" office:value="0.120481927710843" calcext:value-type="float">
            <text:p>0,1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" table:formula="of:=1/([.A210]*0.1)" office:value-type="float" office:value="0.119047619047619" calcext:value-type="float">
            <text:p>0,1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" table:formula="of:=1/([.A211]*0.1)" office:value-type="float" office:value="0.117647058823529" calcext:value-type="float">
            <text:p>0,1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" table:formula="of:=1/([.A212]*0.1)" office:value-type="float" office:value="0.116279069767442" calcext:value-type="float">
            <text:p>0,1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" table:formula="of:=1/([.A213]*0.1)" office:value-type="float" office:value="0.114942528735632" calcext:value-type="float">
            <text:p>0,1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" table:formula="of:=1/([.A214]*0.1)" office:value-type="float" office:value="0.113636363636364" calcext:value-type="float">
            <text:p>0,1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" table:formula="of:=1/([.A215]*0.1)" office:value-type="float" office:value="0.112359550561798" calcext:value-type="float">
            <text:p>0,1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table:formula="of:=1/([.A216]*0.1)" office:value-type="float" office:value="0.111111111111111" calcext:value-type="float">
            <text:p>0,1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" table:formula="of:=1/([.A217]*0.1)" office:value-type="float" office:value="0.10989010989011" calcext:value-type="float">
            <text:p>0,1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" table:formula="of:=1/([.A218]*0.1)" office:value-type="float" office:value="0.108695652173913" calcext:value-type="float">
            <text:p>0,1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" table:formula="of:=1/([.A219]*0.1)" office:value-type="float" office:value="0.10752688172043" calcext:value-type="float">
            <text:p>0,1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" table:formula="of:=1/([.A220]*0.1)" office:value-type="float" office:value="0.106382978723404" calcext:value-type="float">
            <text:p>0,1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" table:formula="of:=1/([.A221]*0.1)" office:value-type="float" office:value="0.105263157894737" calcext:value-type="float">
            <text:p>0,1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" table:formula="of:=1/([.A222]*0.1)" office:value-type="float" office:value="0.104166666666667" calcext:value-type="float">
            <text:p>0,1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" table:formula="of:=1/([.A223]*0.1)" office:value-type="float" office:value="0.103092783505155" calcext:value-type="float">
            <text:p>0,1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" table:formula="of:=1/([.A224]*0.1)" office:value-type="float" office:value="0.102040816326531" calcext:value-type="float">
            <text:p>0,1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" table:formula="of:=1/([.A225]*0.1)" office:value-type="float" office:value="0.101010101010101" calcext:value-type="float">
            <text:p>0,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1/([.A226]*0.1)" office:value-type="float" office:value="0.1" calcext:value-type="float">
            <text:p>0,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30T07:27:13.455865865</meta:creation-date>
    <dc:date>2023-09-30T07:51:26.169806706</dc:date>
    <meta:editing-duration>PT8M40S</meta:editing-duration>
    <meta:editing-cycles>1</meta:editing-cycles>
    <meta:document-statistic meta:table-count="1" meta:cell-count="404" meta:object-count="2"/>
    <meta:generator>LibreOffice/4.2.8.2$Linux_x86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74cm" svg:y="0.316cm" chart:style-name="ch2">
          <text:p>R Total función de NR</text:p>
        </chart:title>
        <chart:legend chart:legend-position="end" svg:x="13.73cm" svg:y="4.201cm" style:legend-expansion="high" chart:style-name="ch3"/>
        <chart:plot-area chart:style-name="ch4" table:cell-range-address="Sheet1.A1:Sheet1.B101" chart:data-source-has-labels="both" svg:x="1.331cm" svg:y="1.301cm" svg:width="12.079cm" svg:height="6.538cm">
          <chartooo:coordinate-region svg:x="1.952cm" svg:y="1.5cm" svg:width="11.458cm" svg:height="5.547cm"/>
          <chart:axis chart:dimension="x" chart:name="primary-x" chart:style-name="ch5" chartooo:axis-type="auto">
            <chartooo:date-scale/>
            <chart:title svg:x="5.566cm" svg:y="8.019cm" chart:style-name="ch6">
              <text:p>Núimero de resistencias</text:p>
            </chart:title>
            <chart:categories table:cell-range-address="Sheet1.A2:Sheet1.A101"/>
          </chart:axis>
          <chart:axis chart:dimension="y" chart:name="primary-y" chart:style-name="ch5">
            <chart:title svg:x="0.451cm" svg:y="5.831cm" chart:style-name="ch7">
              <text:p>Resistencia Total</text:p>
            </chart:title>
            <chart:grid chart:style-name="ch8" chart:class="major"/>
          </chart:axis>
          <chart:series chart:style-name="ch9" chart:values-cell-range-address="Sheet1.B2:Sheet1.B101" chart:label-cell-address="Sheet1.B1:Sheet1.B1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Total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101</svg:desc>
                </draw:g>
              </table:table-cell>
              <table:table-cell office:value-type="float" office:value="0.1">
                <text:p>0.1</text:p>
                <draw:g>
                  <svg:desc>Sheet1.B2:Sheet1.B10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53cm" svg:y="0.316cm" chart:style-name="ch2">
          <text:p>GT en función de NR</text:p>
        </chart:title>
        <chart:legend chart:legend-position="end" svg:x="13.598cm" svg:y="4.201cm" style:legend-expansion="high" chart:style-name="ch3"/>
        <chart:plot-area chart:style-name="ch4" table:cell-range-address="Sheet1.A126:Sheet1.B226" chart:data-source-has-labels="both" svg:x="1.331cm" svg:y="1.301cm" svg:width="11.947cm" svg:height="6.538cm">
          <chartooo:coordinate-region svg:x="2.429cm" svg:y="1.5cm" svg:width="10.849cm" svg:height="5.547cm"/>
          <chart:axis chart:dimension="x" chart:name="primary-x" chart:style-name="ch5" chartooo:axis-type="auto">
            <chartooo:date-scale/>
            <chart:title svg:x="5.54cm" svg:y="8.019cm" chart:style-name="ch6">
              <text:p>Número de resistencias</text:p>
            </chart:title>
            <chart:categories table:cell-range-address="Sheet1.A127:Sheet1.A226"/>
          </chart:axis>
          <chart:axis chart:dimension="y" chart:name="primary-y" chart:style-name="ch7">
            <chart:title svg:x="0.451cm" svg:y="6.016cm" chart:style-name="ch8">
              <text:p>Conductividad total</text:p>
            </chart:title>
            <chart:grid chart:style-name="ch9" chart:class="major"/>
          </chart:axis>
          <chart:series chart:style-name="ch10" chart:values-cell-range-address="Sheet1.B127:Sheet1.B226" chart:label-cell-address="Sheet1.B126:Sheet1.B126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 Total</text:p>
                <draw:g>
                  <svg:desc>Sheet1.B126:Sheet1.B12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127:Sheet1.A226</svg:desc>
                </draw:g>
              </table:table-cell>
              <table:table-cell office:value-type="float" office:value="10">
                <text:p>10</text:p>
                <draw:g>
                  <svg:desc>Sheet1.B127:Sheet1.B22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42857142857143">
                <text:p>1.4285714285714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.11111111111111">
                <text:p>1.1111111111111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769230769230769">
                <text:p>0.76923076923076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588235294117647">
                <text:p>0.58823529411764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526315789473684">
                <text:p>0.52631578947368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476190476190476">
                <text:p>0.47619047619047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434782608695652">
                <text:p>0.43478260869565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37037037037037">
                <text:p>0.3703703703703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357142857142857">
                <text:p>0.35714285714285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344827586206896">
                <text:p>0.3448275862068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32258064516129">
                <text:p>0.3225806451612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303030303030303">
                <text:p>0.303030303030303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277777777777778">
                <text:p>0.277777777777778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27027027027027">
                <text:p>0.27027027027027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256410256410256">
                <text:p>0.25641025641025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24390243902439">
                <text:p>0.24390243902439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238095238095238">
                <text:p>0.238095238095238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232558139534884">
                <text:p>0.23255813953488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227272727272727">
                <text:p>0.227272727272727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.217391304347826">
                <text:p>0.217391304347826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212765957446808">
                <text:p>0.21276595744680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208333333333333">
                <text:p>0.208333333333333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204081632653061">
                <text:p>0.20408163265306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192307692307692">
                <text:p>0.192307692307692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.188679245283019">
                <text:p>0.188679245283019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.185185185185185">
                <text:p>0.18518518518518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178571428571429">
                <text:p>0.178571428571429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.175438596491228">
                <text:p>0.175438596491228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.172413793103448">
                <text:p>0.17241379310344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.169491525423729">
                <text:p>0.16949152542372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.163934426229508">
                <text:p>0.163934426229508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.161290322580645">
                <text:p>0.161290322580645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.158730158730159">
                <text:p>0.15873015873015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15625">
                <text:p>0.1562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.153846153846154">
                <text:p>0.153846153846154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.151515151515152">
                <text:p>0.15151515151515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.149253731343284">
                <text:p>0.149253731343284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.147058823529412">
                <text:p>0.147058823529412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144927536231884">
                <text:p>0.14492753623188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140845070422535">
                <text:p>0.14084507042253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138888888888889">
                <text:p>0.138888888888889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136986301369863">
                <text:p>0.13698630136986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.135135135135135">
                <text:p>0.13513513513513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.131578947368421">
                <text:p>0.131578947368421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12987012987013">
                <text:p>0.1298701298701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.128205128205128">
                <text:p>0.128205128205128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126582278481013">
                <text:p>0.12658227848101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123456790123457">
                <text:p>0.123456790123457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121951219512195">
                <text:p>0.121951219512195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120481927710843">
                <text:p>0.120481927710843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119047619047619">
                <text:p>0.119047619047619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116279069767442">
                <text:p>0.116279069767442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114942528735632">
                <text:p>0.114942528735632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.113636363636364">
                <text:p>0.113636363636364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.112359550561798">
                <text:p>0.11235955056179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10989010989011">
                <text:p>0.10989010989011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108695652173913">
                <text:p>0.108695652173913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0.10752688172043">
                <text:p>0.10752688172043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106382978723404">
                <text:p>0.106382978723404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105263157894737">
                <text:p>0.10526315789473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104166666666667">
                <text:p>0.104166666666667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103092783505155">
                <text:p>0.103092783505155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102040816326531">
                <text:p>0.102040816326531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101010101010101">
                <text:p>0.10101010101010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